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Times New Roman1" svg:font-family="'Times New Roman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37f1d" officeooo:paragraph-rsid="00137f1d"/>
    </style:style>
    <style:style style:name="T1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52525" fo:letter-spacing="normal"/>
    </style:style>
    <style:style style:name="T4" style:family="text">
      <style:text-properties fo:font-variant="normal" fo:text-transform="none" fo:color="#252525" style:text-line-through-style="none" style:font-name="sans-serif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6" style:family="text">
      <style:text-properties officeooo:rsid="001618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0492870132681904" text:style-name="L1">
        <text:list-item>
          <text:p text:style-name="P1">Introduction <text:span text:style-name="T6">of myself</text:span></text:p>
        </text:list-item>
        <text:list-item>
          <text:p text:style-name="P1">What does BER / DER stand for?</text:p>
          <text:list>
            <text:list-item>
              <text:p text:style-name="P1">Basic Encoding Rules</text:p>
            </text:list-item>
            <text:list-item>
              <text:p text:style-name="P1">Distinguished Encoding Rules</text:p>
            </text:list-item>
          </text:list>
        </text:list-item>
        <text:list-item>
          <text:p text:style-name="P1">Who?</text:p>
          <text:list>
            <text:list-item>
              <text:p text:style-name="P1">ITU-T</text:p>
            </text:list-item>
            <text:list-item>
              <text:p text:style-name="P1"><text:span text:style-name="T1">Telecommunication Standardization Sector of</text:span><text:span text:style-name="T3"> </text:span><text:span text:style-name="T2">ITU (</text:span><text:span text:style-name="T1"> </text:span><text:a xlink:type="simple" xlink:href="http://en.wikipedia.org/wiki/International_Telecommunication_Union">International Telecommunication Union</text:a><text:span text:style-name="T1">)</text:span></text:p>
            </text:list-item>
            <text:list-item>
              <text:p text:style-name="P1"><text:span text:style-name="T2">Coordinates standards for </text:span><text:a xlink:type="simple" xlink:href="http://en.wikipedia.org/wiki/Telecommunications"><text:span text:style-name="T1">telecommunications</text:span></text:a><text:span text:style-name="T2">.</text:span> </text:p>
            </text:list-item>
            <text:list-item>
              <text:p text:style-name="P1"><text:span text:style-name="T2">The </text:span><text:a xlink:type="simple" xlink:href="http://en.wikipedia.org/wiki/Standardization"><text:span text:style-name="T1">standardization</text:span></text:a><text:span text:style-name="T4"> </text:span><text:span text:style-name="T2">work of ITU dates back to 1865</text:span> </text:p>
            </text:list-item>
          </text:list>
        </text:list-item>
        <text:list-item>
          <text:p text:style-name="P1">What is it?</text:p>
          <text:list>
            <text:list-item>
              <text:p text:style-name="P1">Encoding (Way of representing data / information)</text:p>
              <text:list>
                <text:list-item>
                  <text:p text:style-name="P1">Like JSON (but much more complicated)</text:p>
                </text:list-item>
              </text:list>
            </text:list-item>
            <text:list-item>
              <text:p text:style-name="P1"><text:span text:style-name="T5">A subset of OSI's Abstract Syntax Notation One (ASN.1)</text:span> </text:p>
            </text:list-item>
          </text:list>
        </text:list-item>
        <text:list-item>
          <text:p text:style-name="P1">What is it used for?</text:p>
          <text:list>
            <text:list-item>
              <text:p text:style-name="P1">X509 Certificat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Times New Roman1" svg:font-family="'Times New Roman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egoe UI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1S</meta:editing-duration>
    <meta:editing-cycles>5</meta:editing-cycles>
    <meta:generator>LibreOffice/4.1.1.2$Windows_x86 LibreOffice_project/7e4286b58adc75a14f6d83f53a03b6c11fa2903</meta:generator>
    <dc:date>2014-07-04T02:10:26.578000000</dc:date>
    <meta:document-statistic meta:table-count="0" meta:image-count="0" meta:object-count="0" meta:page-count="1" meta:paragraph-count="15" meta:word-count="87" meta:character-count="498" meta:non-whitespace-character-count="438"/>
    <meta:user-defined meta:name="Info 1"/>
    <meta:user-defined meta:name="Info 2"/>
    <meta:user-defined meta:name="Info 3"/>
    <meta:user-defined meta:name="Info 4"/>
  </office:meta>
</office:document-meta>
</file>